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f1a6e" officeooo:paragraph-rsid="001f1a6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officeooo:rsid="001f1a6e" officeooo:paragraph-rsid="001f1a6e" fo:background-color="transparent"/>
    </style:style>
    <style:style style:name="P7" style:family="paragraph" style:parent-style-name="Text_20_body">
      <style:paragraph-properties fo:text-align="start" style:justify-single-word="false"/>
      <style:text-properties officeooo:rsid="001f1a6e" officeooo:paragraph-rsid="001f1a6e"/>
    </style:style>
    <style:style style:name="P8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9" style:family="paragraph">
      <style:paragraph-properties fo:text-align="center"/>
    </style:style>
    <style:style style:name="T1" style:family="text">
      <style:text-properties officeooo:rsid="001f1a6e"/>
    </style:style>
    <style:style style:name="T2" style:family="text">
      <style:text-properties officeooo:rsid="001f8a0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draw:line text:anchor-type="paragraph" draw:z-index="0" draw:name="Linie 1" draw:style-name="gr1" draw:text-style-name="P9" svg:x1="0.042cm" svg:y1="1.405cm" svg:x2="17.267cm" svg:y2="1.406cm"><text:p/></draw:line><text:span text:style-name="T1">Math &amp; Random </text:span>:</text:h>
      <text:p text:style-name="P3"/>
      <text:p text:style-name="P3"/>
      <text:p text:style-name="P2">Aufgabe 1:</text:p>
      <text:p text:style-name="P4">Schreibe eine Methode, die zu den eingegebenen Radius das Volumen des Kreises dazu ausrechnet</text:p>
      <text:p text:style-name="P2"/>
      <text:p text:style-name="P7">Aufgabe 2:</text:p>
      <text:p text:style-name="P5">Erstelle ein integer Array und fuelle es mit Random Werten <text:span text:style-name="T2">zwischen 5 und 10</text:span>. Erstelle eine Methode, mit einem int Array al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2T23:58:23.828484780</dc:date>
    <meta:editing-duration>PT6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1" meta:character-count="301" meta:non-whitespace-character-count="254"/>
  </office:meta>
</office:document-meta>
</file>